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style="italic" fo:font-weight="bold" fo:font-family="Sans"/>
    </style:style>
    <style:style style:name="c10" style:family="text">
      <style:text-properties fo:font-family="Sans"/>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span></text:p>
      <text:p text:style-name="p4"><text:span text:style-name="c0"><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span></text:p>
      <text:p text:style-name="p4"><text:span text:style-name="c0"><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pan></text:p>
      <text:p text:style-name="p4"/>
      <text:p text:style-name="p4"/>
      <text:p text:style-name="p4"/>
      <text:p text:style-name="p4"/>
      <text:p text:style-name="p4"><text:span text:style-name="c5">INTRODUCTION</text:span><text:span text:style-name="c0"> </text:span></text:p>
      <text:p text:style-name="p4"><text:span text:style-name="c0"><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span></text:p>
      <text:p text:style-name="p4"><text:span text:style-name="c0"><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behavior (Stevenson et al. 2013; Zion et al. 2011; Ryan 2005). <text:s/>Environmental knowledge also empowers communities to tackle local issues like public health (), climate change and habitat destruction (Thomashow 2002). <text:s/></text:span></text:p>
      <text:p text:style-name="p4"><text:span text:style-name="c0"><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David Sobel 2005 Place-based Education: Connecting classrooms and communities. <text:s/>Great Barrington, MA: The Orion Society), which helps us understand their connection to other places and the impacts of our behavior on local quality of life (Thomashow 2002). So part of the success behind place-based environmental education is the immediate and very personal context that local places provide. <text:s text:c="2"/></text:span></text:p>
      <text:p text:style-name="p4"><text:span text:style-name="c0"><text:tab/>This emotional attachment that we have to the places where we work, live, and play is actually a psychological phenomenon that environmental psychologists call “place-attachment” (). <text:s/>Not surprisingly, stronger attachment to the local natural environment is correlated with pro-environmental behavior (Scannell and Gifford 2010, others?). <text:s/>But Vorkin and Reese (2001) say that pro-environmental behavior and environmental concern also depend on </text:span><text:span text:style-name="c6">what</text:span><text:span text:style-name="c0"> a place means to us, a concept referred to as place-meaning (). <text:s/>Brehm, Eisenhauer, and Stedman (2013, 533) explain that place-meanings represent “[our] perceived interconnection between [our]selves and nature (biosphere),” a perception that is specifically rooted to a given place. 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deepening our place-attachment to our local nature? <text:s/>If that’s the case, then going back to an earlier question, I also ask how can an entire urban citizenry gain access to some form of place-based environmental education? </text:span></text:p>
      <text:p text:style-name="p4"><text:span text:style-name="c0"><text:tab/>Place-based environmental education programs and initiatives are currently reaching only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we can utilize online mapping technologies as a place-based environmental education medium. <text:s/>Online maps are easily accessible and always present, can focus on a given place, can be quickly edited to reflect new information and changes in the environment, and can be designed to encourage action. <text:s/>And we can even go a little further. <text:s/>Since people learn particularly well from stories as oppose to cold facts, web-map stories can be utilized to convey place-based environmental knowledge in a more fluid, engaging and purposeful manner. <text:s/></text:span></text:p>
      <text:p text:style-name="p4"><text:span text:style-name="c0"><text:tab/></text:span></text:p>
      <text:p text:style-name="p4"/>
      <text:p text:style-name="p4"><text:span text:style-name="c7">Purpose</text:span></text:p>
      <text:p text:style-name="p4"><text:span text:style-name="c0"><text:tab/>The primary objective of this thesis is to investigate the impact of place-based environmental knowledge on place-meanings and place-attachment. <text:s text:c="2"/>This research utilizes web-map stories as an environmental educational medium to convey knowledge on urban avian wildlife and creek systems to the citizens of Berkeley, California. <text:s/>Research participants will take a relevant knowledge test before and after they learn from the web-maps; in the same manner, they will also take a place-meanings and place-attachment survey. <text:s/></text:span></text:p>
      <text:p text:style-name="p4"/>
      <text:p text:style-name="p4"/>
      <text:p text:style-name="p4"/>
      <text:p text:style-name="p4"><text:span text:style-name="c5">LITERATURE REVIEW</text:span></text:p>
      <text:p text:style-name="p4"/>
      <text:p text:style-name="p4"><text:span text:style-name="c5">Sense-of-Place: Place-attachment and Place-meanings</text:span></text:p>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4"><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4"/>
      <text:p text:style-name="p4"><text:span text:style-name="c0">1.3: How do we develop place-attachments?</text:span></text:p>
      <text:p text:style-name="p4"/>
      <text:p text:style-name="p1"><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We grow attached to places “where we feel needed, where our participation can contribute to their long-term viability” Kaplan and Kaplan (2005, 279).</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4"><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text:span text:style-name="c0">2.3: Different types of place-meanings</text:span></text:p>
      <text:p text:style-name="p4"/>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4"><text:span text:style-name="c0">3.1: Culture, Society</text:span></text:p>
      <text:p text:style-name="p4"/>
      <text:p text:style-name="p4"><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4"/>
      <text:p text:style-name="p4"><text:span text:style-name="c0">3.1.1: Gender, Race, Class, Sexual Orientation</text:span></text:p>
      <text:p text:style-name="p4"/>
      <text:p text:style-name="p4"><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4"/>
      <text:p text:style-name="p4"/>
      <text:p text:style-name="p4"><text:span text:style-name="c0">3.2: The Physical Environment</text:span></text:p>
      <text:p text:style-name="p4"/>
      <text:p text:style-name="p4"><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4"/>
      <text:p text:style-name="p1"><text:span text:style-name="c0">3.3: Other Places</text:span></text:p>
      <text:p text:style-name="p1"><text:span text:style-name="c0"><text:tab/>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text:span></text:p>
      <text:p text:style-name="p4"/>
      <text:p text:style-name="p4"><text:span text:style-name="c0">3.4: Geographic scale</text:span></text:p>
      <text:p text:style-name="p4"/>
      <text:p text:style-name="p4"><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5: Time, and Length of Residence</text:span></text:p>
      <text:p text:style-name="p4"/>
      <text:p text:style-name="p4"><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6: Disruptions, Change, and Conflict</text:span></text:p>
      <text:p text:style-name="p4"/>
      <text:p text:style-name="p4"><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
      <text:p text:style-name="p4"><text:span text:style-name="c0">3.7: Knowledge: Personal, Formal, and in Story Form </text:span></text:p>
      <text:p text:style-name="p4"/>
      <text:p text:style-name="p4"><text:span text:style-name="c0">“Once you know, you cannot put that knowledge away.” - Sylvia Alice Earle</text:span></text:p>
      <text:p text:style-name="p4"/>
      <text:p text:style-name="p4"><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4"><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text:span text:style-name="c5">Stories, Web-maps, and Web-map Stories</text:span></text:p>
      <text:p text:style-name="p4"><text:span text:style-name="c0"><text:tab/>People naturally express place-meanings and place-attachments through storytelling. Davenport and Anderson (2005) extracted meanings and attachment to the Niobrara river from their participants’ storytelling. <text:s/>In Barlett (2005)’ study, workshop participants said that stories about the natural environment of their campus was also particularly effective in helping them reconnect with the nature on their campus (strengthen their place-attachment to their natural surroundings). <text:s/>Hadzigeorgiou et al. (2011) found that for children, storytelling was a more effective method of idea retention and initiating stewardship than traditional show-and-tell. <text:s/></text:span></text:p>
      <text:p text:style-name="p4"/>
      <text:p text:style-name="p1"><text:span text:style-name="c0">Maps can be powerful tools for helping people recognize the interdependence between themselves, other people, and other places (Cheng and Kruger 2008). <text:s/></text:span></text:p>
      <text:p text:style-name="p1"/>
      <text:p text:style-name="p1"><text:span text:style-name="c0">Putting a project online has its virtues. <text:s/>And while in the city, <text:s/>“people spend far more hours in front of video screens than they do walking the land” (Thomashow 2002, 79). </text:span></text:p>
      <text:p text:style-name="p4"><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text:tab/></text:span></text:p>
      <text:p text:style-name="p4"><text:span text:style-name="c5">4. Review of Literature Methodology </text:span></text:p>
      <text:p text:style-name="p4"/>
      <text:p text:style-name="p4"><text:span text:style-name="c5">4.1. Methodologies for Studying Place-attachment and Place-Meanings </text:span></text:p>
      <text:p text:style-name="p4"/>
      <text:p text:style-name="p1"><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6">Research Design</text:span></text:p>
      <text:p text:style-name="p4"><text:span text:style-name="c0"><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span></text:p>
      <text:p text:style-name="p4"><text:span text:style-name="c0"><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span></text:p>
      <text:p text:style-name="p4"/>
      <text:p text:style-name="p4"><text:span text:style-name="c6">Instruments</text:span></text:p>
      <text:p text:style-name="p4"><text:span text:style-name="c0"><text:tab/>The instruments used to gather this data is also varied. <text:s/>Open-ended interviews with follow-up questions (Cantrill 1998; Davenport and Anderson 2005) and semi-structured interviews (Gustafson 2001; Manzo 2005) prevail in qualitative research. <text:s/>(Discuss qualitative interview questions?)<text:tab/> <text:s text:c="2"/>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text:span text:style-name="c0"><text:tab/>In quantitative sense-of-place research, the most common instrument is the Likert-scale survey, where the authors create statements representative of place-attachment or place-meanings that participants agree or disagree with on a five-point (e.g., Nanzer 2004) or seven-point (e.g., Stedman 2003a; Brehm, Eisenhauer, &amp; Stedman 2013) scale. <text:s/>These surveys essentially measure the level of participant agreement with author-defined place-attachment or place-meanings.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They do not allow the participant to express their own place-attachment or place-meanings. <text:s/>To bridge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span></text:p>
      <text:p text:style-name="p4"/>
      <text:p text:style-name="p4"><text:span text:style-name="c6">Survey Design</text:span></text:p>
      <text:p text:style-name="p4"><text:span text:style-name="c6"><text:tab/></text:span><text:span text:style-name="c0">The methodology used to generate statements representative of place-attachment or place-meanings is not discussed in any of the reviewed studies. It is difficult to understand how exactly authors developed a particular set of statements or why they choose to borrow and adapt certain statements from previous studies. <text:s/></text:span></text:p>
      <text:p text:style-name="p4"/>
      <text:p text:style-name="p4"><text:span text:style-name="c6">Analysis</text:span></text:p>
      <text:p text:style-name="p4"><text:span text:style-name="c0"><text:tab/>Naturally, there is a bit of disagreement about whether it is appropriate or even possible to measure and quantify these complex, highly interwoven and interdependent, concepts (look up Davenport and Anderson 2005; Stedman 2008; Manzo 2008; Stewart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text:span></text:p>
      <text:p text:style-name="p4"/>
      <text:p text:style-name="p1"><text:span text:style-name="c0">Stewart (2008, 87) says that “single-word descriptors and brief landscape preference statements are not place-meanings. <text:s/>Place meanings are embedded in narratives of lived experience of those familiar with this site.”</text:span></text:p>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text:span text:style-name="c5">4.2. Methodologies for Measuring Knowledge</text:span></text:p>
      <text:p text:style-name="p4"/>
      <text:p text:style-name="p4"><text:span text:style-name="c6">Before and After tests (Pre-test/Post-test)</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5. Gaps, and Inconsistencies in the Literature</text:span></text:p>
      <text:p text:style-name="p4"/>
      <text:p text:style-name="p4"><text:span text:style-name="c0">5.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4"><text:span text:style-name="c0"><text:tab/>Other inconsistencies are methodological in nature. <text:s/>The statement “The Great Lakes are important to me” are used as a measure for place identity not place attachment (Nanzer 2004). <text:s/></text:span></text:p>
      <text:p text:style-name="p4"><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1"><text:span text:style-name="c0">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text:span text:style-name="c0">5.2. <text:s/>Gaps</text:span></text:p>
      <text:p text:style-name="p4"/>
      <text:p text:style-name="p4"><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4"><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
      <text:p text:style-name="p4"/>
      <text:p text:style-name="p4"><text:span text:style-name="c5">METHODOLOGY</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1"/>
      <text:p text:style-name="p4"><text:span text:style-name="c0"><text:tab/>Vaske and Korbin (2001)</text:span></text:p>
      <text:p text:style-name="p4"><text:span text:style-name="c0"><text:tab/>Clayton (2003)</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5">PERSONAL METHODOLOGY</text:span></text:p>
      <text:p text:style-name="p1"><text:span text:style-name="c0">Studies that show there is a gender or race difference in ability to learn from an online map? </text:span></text:p>
      <text:p text:style-name="p1"/>
      <text:p text:style-name="p1"><text:span text:style-name="c0"><text:tab/></text:span></text:p>
      <text:p text:style-name="p4"><text:span text:style-name="c0">In research design, talk perhaps of why an anonymous survey might have people be more honest because they are not under direct social pressure to conform their answers? </text:span></text:p>
      <text:p text:style-name="p1"/>
      <text:p text:style-name="p1"><text:span text:style-name="c0">expectations? talk about how personal experiences are usually stronger than knowledge learned indirectly. </text:span></text:p>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1"/>
      <text:p text:style-name="p1"><text:span text:style-name="c0">Birds in the City</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1"><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1"/>
      <text:p text:style-name="p1"><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1"/>
      <text:p text:style-name="p1"/>
      <text:p text:style-name="p4"><text:span text:style-name="c0">Web Map Stories</text:span></text:p>
      <text:p text:style-name="p4"><text:span text:style-name="c0">// including misconceptions ? (veritasium youtube channel)</text:span></text:p>
      <text:p text:style-name="p4"/>
      <text:p text:style-name="p1"><text:span text:style-name="c0">Biases/Influences</text:span></text:p>
      <text:p text:style-name="p4"/>
      <text:p text:style-name="p4"><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1"><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1"/>
      <text:p text:style-name="p1"/>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text:span text:style-name="c6">Study Area</text:span></text:p>
      <text:p text:style-name="p4"><text:span text:style-name="c0"><text:tab/>The study area is the City of Berkeley, as outlined in Fig. . The city’s population of 112,580 people is racially, economically, and culturally diverse. <text:s/>People from all over the world are drawn to Berkeley for its liberal culture, world-class academic institution, and geographic proximity to the thriving economic centers of San Francisco and Silicon Valley. <text:s/>More than a third of Berkeley’s population is transient, comprised of UC-Berkeley students, or working professionals, who ultimately go to live elsewhere. <text:s/></text:span></text:p>
      <text:p text:style-name="p1"><text:span text:style-name="c0"><text:tab/>Berkeley is situated on the East Bay side of the San Francisco Bay Area, and its geography spans diverse natural habitats. <text:s/>On the west side of the city is the Berkeley waterfront, where we can find marshlands, wetlands, beaches and mudflats. <text:s/>From the waterfront to the hills, Berkeley is densely urbanized into industrial and commercial zones and medium intensity residential neighborhoods. <text:s/>Most residential neighborhoods form a mosaic of yard spaces that offer rich vegetation, thanks to the mild Mediterranean climate. <text:s/>Further east into the hills, Berkeley maintains some park areas where we can find oak woodlands, grasslands and chaparral. <text:s/>This richness in habitat types allows a biodiverse community of wildlife, and particularly bird wildlife, to exist throughout the city of Berkeley. <text:s/>Lastly, Berkeley has 11 creeks, some of which are entirely culverted, but in a few places healthy riparian corridors continue to exist. <text:s text:c="3"/></text:span></text:p>
      <text:p text:style-name="p4"/>
      <text:p text:style-name="p4"><text:span text:style-name="c6">Study Design</text:span></text:p>
      <text:p text:style-name="p1"><text:span text:style-name="c0"><text:tab/>Creeks and birds are personable examples of nature in the city and good mediums to discuss the complex ecological dimension of the places where we live, work, and play. <text:s/>This is why a web-map on Berkeley’s creeks and another on Berkeley’s birds are created specifically for this thesis work. <text:s/>The main objective is to study the impact of these map stories on our place-attachment and ecological place-meanings for our yards, neighborhoods, and city parks. <text:s/>To observe changes in the strength of our place-meanings and place-attachment resulting from interaction with the maps, participants take a survey before and after the maps. <text:s/>Participants will split into two groups based on their choice to explore the bird maps or the creek maps. <text:s/>These two groups will act as control groups for each other. </text:span></text:p>
      <text:p text:style-name="p4"/>
      <text:p text:style-name="p4"><text:span text:style-name="c6">Data Collection</text:span></text:p>
      <text:p text:style-name="p4"><text:span text:style-name="c0"><text:tab/>The target audience for this study are Berkeley residents 18 years or older, who are frequent users of the Internet. <text:s/>Participants are recruited through social media platforms like Facebook, NextDoor, Reddit, and Twitter, but also through snowball sampling. <text:s/>If these methods do not produce enough participants, fliers are to be put up at <text:s/>local institutions like the Berkeley Public Library, Berkeley City College, Berkeley Adult School, community centers, a dentist’s office, and on public spaces like ball courts and parks. <text:s/></text:span></text:p>
      <text:p text:style-name="p4"/>
      <text:p text:style-name="p1"><text:span text:style-name="c6">Instruments</text:span></text:p>
      <text:p text:style-name="p1"><text:span text:style-name="c0"><text:tab/>The data collection instrument is an anonymous survey that uses a variety of question types to collect information on a person’s background and activities, relationship with Berkeley, and familiarity with Berkeley’s birds and creeks. <text:s/>The survey also uses statements reflective of place-attachment and place-meaning, allowing the participant to choose their level of agreement with the statements on a seven point Likert-scale. <text:s/>Please refer to the index to see the entire survey. <text:s/>Fig () also has the statements used to measure place-attachment and place-meaning. <text:s/>The only difference between the pre- and post- surveys is that the latter one has three additional questions to gauge map-related bias and one free response question related to place-meaning and place-attachment. <text:s/></text:span></text:p>
      <text:p text:style-name="p1"><text:span text:style-name="c0"><text:tab/>In the beginning of both the pre- and post- survey participants are asked to answer four personal questions, whose answers serve to create a unique identifier for each survey responder. <text:s/>As long as the user keeps their answers consistent, their pre-survey can be matched to their post-survey. <text:s/>The “A little bit about you” questions are geared to understand possible biases in the results. <text:s/>Understanding where people spend a lot of time, what their childhood was like, their familiarity with Berkeley’s birds and creeks, and what their outdoor hobbies are, could help explain variations in the resulting data. <text:s/></text:span></text:p>
      <text:p text:style-name="p1"><text:span text:style-name="c0"><text:tab/>This is also the idea behind asking the “A little bit about your relationship with Berkeley” questions. <text:s/>As the literature shows, length of residence definitely influences our place-attachment and place-meanings. <text:s/>I suspect that commitment to a place, which can become obvious through questions about renting vs owning, place satisfaction, and planning to move away, could also influence someone’s willingness to become more attached to a place or to care to see it in a different way. </text:span></text:p>
      <text:p text:style-name="p1"><text:span text:style-name="c0"><text:tab/>The next part of the survey gives bird and creek place-attachment and place-meaning statements. <text:s/>Fig () shows these statements categorized under place-attachment or place-meaning. <text:s/>There is also one question geared to measure the participant’s intent for pro-environmental action, and another one geared to measure their intent to seek in-person experiences with birds and creeks. </text:span></text:p>
      <text:p text:style-name="p1"/>
      <text:p text:style-name="p1"><text:span text:style-name="c0">Birds: </text:span></text:p>
      <text:p text:style-name="p1"><text:span text:style-name="c0">place-attachment</text:span></text:p>
      <text:p text:style-name="p1"><text:span text:style-name="c0">[My yard, My neighborhood, Berkeley’s waterfront] is a special place to me because it provides habitat for local and migrating birds.</text:span></text:p>
      <text:p text:style-name="p1"><text:span text:style-name="c0">place-meaning</text:span></text:p>
      <text:p text:style-name="p1"><text:span text:style-name="c0">[My yard, My neighborhood, Berkeley’s waterfront] is a place where I can look for wild birds. </text:span></text:p>
      <text:p text:style-name="p1"/>
      <text:p text:style-name="p1"><text:span text:style-name="c0">Creeks: </text:span></text:p>
      <text:p text:style-name="p1"><text:span text:style-name="c0">ecological place-attachment</text:span></text:p>
      <text:p text:style-name="p1"><text:span text:style-name="c0">My local creek is special to me, because it provides habitat for many plant and animal species.</text:span></text:p>
      <text:p text:style-name="p1"><text:span text:style-name="c0">place-meaning</text:span></text:p>
      <text:p text:style-name="p1"><text:span text:style-name="c0">Berkeley’s creeks are places where I can find nature in the city.</text:span></text:p>
      <text:p text:style-name="p1"><text:span text:style-name="c0">Berkeley’s creek are places that provide a diverse set of habitats and support a lot of wildlife.</text:span></text:p>
      <text:p text:style-name="p1"><text:span text:style-name="c0">My local creek is a place that connects everyone in its watershed. </text:span></text:p>
      <text:p text:style-name="p1"/>
      <text:p text:style-name="p1"/>
      <text:p text:style-name="p1"><text:span text:style-name="c0"><text:tab/>The survey isn’t asking for demographics or culture or other.. </text:span></text:p>
      <text:p text:style-name="p4"/>
      <text:p text:style-name="p1"><text:span text:style-name="c6">Map Creation</text:span></text:p>
      <text:p text:style-name="p1"><text:span text:style-name="c6"><text:tab/></text:span><text:span text:style-name="c10">Two web-map stories are created specifically for this research. <text:s/>One is on birds in Berkeley and the other is on creeks in Berkeley. <text:s/>The web-map itself is embedded in a simple website, requiring browser programming languages like JavaScript, HTML, and CSS. <text:s/>The online maps use a background basemap from Mapbox, but also some historical USGS land surveys. Then, GeoJSON is used to encode geographic features like points, lines, and polygons on top of the basemap. <text:s/>The user-interactive components of the map use Leaflet, a free open source JavaScript library specifically designed to allow for interactivity in online maps. </text:span></text:p>
      <text:p text:style-name="p1"><text:span text:style-name="c10"><text:tab/></text:span></text:p>
      <text:p text:style-name="p1"><text:span text:style-name="c6">Analysis </text:span></text:p>
      <text:p text:style-name="p4"/>
      <text:p text:style-name="p4"><text:span text:style-name="c0">Paired t-test</text:span></text:p>
      <text:p text:style-name="p4"/>
      <text:p text:style-name="p4"><text:span text:style-name="c0"><text:tab/>Paired t-tests are commonly used in studies with before and after tests or Likert-scale surveys (). <text:s/>The paired t-test allows us to compare two statistical means for the same population and to conclude if there is a statistically significant difference in those means. <text:s/>A classic example is a class of students whom are given a test before and after a school lesson. <text:s/>The paired t-test can tell us if the school lesson had a statistically significant impact on their scores. <text:s/>This study is essentially the same: I have a participant population that is taking a survey before and after interacting with an educational tool. <text:s/>The paired t-test is performed for each of the Likert-scale questions to look for a statistically significant difference in place-meaning and place-attachment resulting from the web-map story educational intervention. <text:s/></text:span></text:p>
      <text:p text:style-name="p4"/>
      <text:p text:style-name="p4"><text:span text:style-name="c6">Biases, Error</text:span></text:p>
      <text:p text:style-name="p4"/>
      <text:p text:style-name="p4"><text:span text:style-name="c6">Expected Results</text:span></text:p>
    </office:text>
  </office:body>
</office:document-content>
</file>